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7.95cm" fo:min-width="23.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1.75cm" fo:min-width="6.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1.75cm" fo:min-width="6.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svg:stroke-color="#9b0b18" draw:fill="solid" draw:fill-color="#9b0b18" draw:opacity="50%" draw:textarea-horizontal-align="justify" draw:textarea-vertical-align="middle" draw:auto-grow-height="false" fo:min-height="3.27cm" fo:min-width="5.056cm" draw:shadow-opacity="5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="solid" draw:fill-color="#9b0b18" draw:opacity="50%"/>
      <style:paragraph-properties fo:text-align="center"/>
      <style:text-properties fo:color="#000000"/>
    </style:style>
    <style:style style:name="P7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cm" svg:height="8.2cm" svg:x="2cm" svg:y="2cm">
          <text:p/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cm" svg:height="2cm" svg:x="2.4cm" svg:y="4.7cm">
          <text:p text:style-name="P2">UI - Komponen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2cm" svg:y="4.7cm">
          <text:p text:style-name="P2">Wrapper für OL-Objek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2cm" svg:y="4.7cm">
          <text:p text:style-name="P2">App-Templat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4cm" svg:height="1.038cm" svg:x="12.3cm" svg:y="2.913cm">
          <draw:text-box>
            <text:p text:style-name="P2"><text:span text:style-name="T1">Wegue</text:span></text:p>
          </draw:text-box>
        </draw:frame>
        <draw:custom-shape draw:style-name="gr2" draw:text-style-name="P3" draw:layer="layout" svg:width="7.2cm" svg:height="2cm" svg:x="2.4cm" svg:y="7.4cm">
          <text:p text:style-name="P2">Build-Proz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2cm" svg:y="7.4cm">
          <text:p text:style-name="P2">Unit-Tes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2cm" svg:y="7.4cm">
          <text:p text:style-name="P2">ESLi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6" draw:layer="layout" svg:width="6cm" svg:height="3.8cm" svg:x="3cm" svg:y="11cm">
          <text:p text:style-name="P5"><text:span text:style-name="T2">Vue.js</text:span></text:p>
          <text:p text:style-name="P5"><text:span text:style-name="T2"/></text:p>
          <text:p text:style-name="P5"><text:span text:style-name="T2">(UI / MVV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cm" svg:height="3.8cm" svg:x="11cm" svg:y="11cm">
          <text:p text:style-name="P5"><text:span text:style-name="T2">OpenLayers</text:span><text:span text:style-name="T2"><text:line-break/></text:span><text:span text:style-name="T2"><text:line-break/></text:span><text:span text:style-name="T2">(Mappin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cm" svg:height="3.8cm" svg:x="19.2cm" svg:y="11cm">
          <text:p text:style-name="P5"><text:span text:style-name="T2">Vuetify</text:span><text:span text:style-name="T2"><text:line-break/></text:span><text:span text:style-name="T2"><text:line-break/></text:span><text:span text:style-name="T2">(Material Design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0:13:08.686233526</meta:creation-date>
    <dc:date>2019-07-01T10:37:22.391999266</dc:date>
    <meta:editing-duration>PT1H10M28S</meta:editing-duration>
    <meta:editing-cycles>9</meta:editing-cycles>
    <meta:generator>LibreOffice/6.0.7.3$Linux_X86_64 LibreOffice_project/00m0$Build-3</meta:generator>
    <meta:document-statistic meta:object-count="34"/>
  </office:meta>
</office:document-meta>
</file>